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5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2.42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Ideal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Idea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248" table:default-cell-style-name="ce5"/>
        <table:table-column table:style-name="co2" table:default-cell-style-name="ce14"/>
        <table:table-column table:style-name="co4" table:number-columns-repeated="5" table:default-cell-style-name="ce15"/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Mes</text:p>
          </table:table-cell>
          <table:table-cell table:style-name="ce10" office:value-type="string" calcext:value-type="string">
            <text:p>Sujeta a recuperación de asueto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6" office:value-type="string" calcext:value-type="string" table:number-columns-spanned="1" table:number-rows-spanned="4">
            <text:p>Mes X</text:p>
            <text:p>Enero</text:p>
          </table:table-cell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6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6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6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4">
            <text:p>Mes 1</text:p>
            <text:p>Febrero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 table:number-columns-spanned="1" table:number-rows-spanned="4">
            <text:p>Mes 2</text:p>
            <text:p>Marzo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4">
            <text:p>Mes 3</text:p>
            <text:p>Abril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covered-table-cell table:style-name="ce8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8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8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 table:number-columns-spanned="1" table:number-rows-spanned="4">
            <text:p>Mes 4</text:p>
            <text:p>Mayo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Recuperación de Asueto</text:p>
          </table:table-cell>
          <table:table-cell table:style-name="ce8" office:value-type="string" calcext:value-type="string" table:number-columns-spanned="1" table:number-rows-spanned="4">
            <text:p>Mes 5</text:p>
            <text:p>Junio</text:p>
          </table:table-cell>
          <table:table-cell table:style-name="ce12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Recuperación de Asueto</text:p>
          </table:table-cell>
          <table:covered-table-cell table:style-name="ce8"/>
          <table:table-cell table:style-name="ce12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8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8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6" office:value-type="string" calcext:value-type="string" table:number-columns-spanned="1" table:number-rows-spanned="4">
            <text:p>Mes X</text:p>
            <text:p>Julio</text:p>
          </table:table-cell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6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6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6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4">
            <text:p>Mes 1</text:p>
            <text:p>Agosto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 table:number-columns-spanned="1" table:number-rows-spanned="4">
            <text:p>Mes 2</text:p>
            <text:p>Septiembre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 table:number-columns-spanned="1" table:number-rows-spanned="4">
            <text:p>Mes 3</text:p>
            <text:p>Octubre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4">
            <text:p>Mes 4</text:p>
            <text:p>Nomviembre</text:p>
          </table:table-cell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12" office:value-type="string" calcext:value-type="string">
            <text:p>Si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Recuperación de Asueto</text:p>
          </table:table-cell>
          <table:covered-table-cell table:style-name="ce7"/>
          <table:table-cell table:style-name="ce12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Recuperación de Asueto</text:p>
          </table:table-cell>
          <table:covered-table-cell table:style-name="ce7"/>
          <table:table-cell table:style-name="ce12" office:value-type="string" calcext:value-type="string">
            <text:p>N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9" office:value-type="string" calcext:value-type="string" table:number-columns-spanned="1" table:number-rows-spanned="4">
            <text:p>Mes X</text:p>
            <text:p>Diciembre</text:p>
          </table:table-cell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9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x</text:p>
          </table:table-cell>
          <table:covered-table-cell table:style-name="ce9"/>
          <table:table-cell table:style-name="ce11" office:value-type="string" calcext:value-type="string">
            <text:p>No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x</text:p>
          </table:table-cell>
          <table:covered-table-cell table:style-name="ce9"/>
          <table:table-cell table:style-name="ce13" office:value-type="string" calcext:value-type="string">
            <text:p>No</text:p>
          </table:table-cell>
          <table:table-cell table:number-columns-repeated="254"/>
        </table:table-row>
        <table:table-row table:style-name="ro1" table:number-rows-repeated="1048526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Ideal.$A$1" table:expression="NA()"/>
          <table:named-expression table:name="Excel_BuiltIn_Sheet_Title" table:base-cell-address="$Ideal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35.56cm" style:num-format="1" style:print-orientation="portrait" fo:margin-top="0cm" fo:margin-bottom="0cm" fo:margin-left="0cm" fo:margin-right="0cm" style:first-page-number="continue" style:scale-to="100%" style:table-centering="both" style:writing-mode="lr-tb" style:print="annotations charts drawings objects zero-values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deal" style:display-name="PageStyle_Ide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8-05T13:08:14</meta:creation-date>
    <dc:date>2024-08-11T16:09:46.260681400</dc:date>
    <meta:editing-cycles>1</meta:editing-cycles>
    <meta:editing-duration>PT39S</meta:editing-duration>
    <meta:document-statistic meta:table-count="1" meta:cell-count="111" meta:object-count="0"/>
    <meta:generator>LibreOffice/7.0.0.1$Linux_X86_64 LibreOffice_project/04ba7e3f1e51af6c5d653e543a620e36719083fd</meta:generator>
  </office:meta>
</office:document-meta>
</file>